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Zekton" svg:font-family="Zekton" style:font-pitch="variable"/>
    <style:font-face style:name="Zekton Dots" svg:font-family="'Zekton Dot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63c57" officeooo:paragraph-rsid="00163c57"/>
    </style:style>
    <style:style style:name="P2" style:family="paragraph" style:parent-style-name="Text_20_body">
      <style:text-properties officeooo:paragraph-rsid="00163c57"/>
    </style:style>
    <style:style style:name="P3" style:family="paragraph" style:parent-style-name="Text_20_body">
      <style:text-properties officeooo:paragraph-rsid="001b7dc9"/>
    </style:style>
    <style:style style:name="P4" style:family="paragraph" style:parent-style-name="Text_20_body">
      <style:text-properties officeooo:rsid="001c3c50" officeooo:paragraph-rsid="001c3c50"/>
    </style:style>
    <style:style style:name="P5" style:family="paragraph" style:parent-style-name="Text_20_body">
      <style:text-properties officeooo:rsid="001c3c50" officeooo:paragraph-rsid="001c51be"/>
    </style:style>
    <style:style style:name="P6" style:family="paragraph" style:parent-style-name="Text_20_body">
      <style:text-properties officeooo:rsid="001c3c50" officeooo:paragraph-rsid="001cc7e4"/>
    </style:style>
    <style:style style:name="P7" style:family="paragraph" style:parent-style-name="Text_20_body">
      <style:text-properties officeooo:rsid="001c51be" officeooo:paragraph-rsid="001c51be"/>
    </style:style>
    <style:style style:name="P8" style:family="paragraph" style:parent-style-name="Text_20_body">
      <style:text-properties officeooo:paragraph-rsid="001c51be"/>
    </style:style>
    <style:style style:name="P9" style:family="paragraph" style:parent-style-name="Text_20_body">
      <style:text-properties officeooo:rsid="001f82ad" officeooo:paragraph-rsid="001f82ad"/>
    </style:style>
    <style:style style:name="P10" style:family="paragraph" style:parent-style-name="Text_20_body">
      <style:text-properties officeooo:rsid="001f82ad" officeooo:paragraph-rsid="0020ab81"/>
    </style:style>
    <style:style style:name="P11" style:family="paragraph" style:parent-style-name="Text_20_body">
      <style:text-properties officeooo:paragraph-rsid="001f82ad"/>
    </style:style>
    <style:style style:name="P12" style:family="paragraph" style:parent-style-name="Title">
      <style:text-properties fo:font-weight="normal" style:font-weight-asian="normal" style:font-weight-complex="normal"/>
    </style:style>
    <style:style style:name="P13" style:family="paragraph" style:parent-style-name="Title">
      <style:text-properties fo:font-weight="normal" officeooo:paragraph-rsid="00163c57" style:font-weight-asian="normal" style:font-weight-complex="normal"/>
    </style:style>
    <style:style style:name="P14" style:family="paragraph" style:parent-style-name="Heading_20_1">
      <style:text-properties fo:font-size="7pt" fo:font-weight="bold" officeooo:rsid="00142239" officeooo:paragraph-rsid="00142239" style:font-size-asian="7pt" style:font-weight-asian="bold" style:font-size-complex="7pt" style:font-weight-complex="bold"/>
    </style:style>
    <style:style style:name="P15" style:family="paragraph" style:parent-style-name="Heading_20_1" style:list-style-name="">
      <style:text-properties officeooo:rsid="001b7dc9" officeooo:paragraph-rsid="001b7dc9"/>
    </style:style>
    <style:style style:name="P16" style:family="paragraph" style:parent-style-name="Heading_20_1">
      <style:paragraph-properties fo:break-before="page"/>
      <style:text-properties officeooo:paragraph-rsid="001b7dc9"/>
    </style:style>
    <style:style style:name="P17" style:family="paragraph" style:parent-style-name="Heading_20_1">
      <style:paragraph-properties fo:break-before="page"/>
      <style:text-properties officeooo:rsid="0025a238" officeooo:paragraph-rsid="0025a238"/>
    </style:style>
    <style:style style:name="P18" style:family="paragraph" style:parent-style-name="Heading_20_1">
      <style:paragraph-properties fo:break-before="page"/>
      <style:text-properties officeooo:rsid="001b7dc9" officeooo:paragraph-rsid="001b7dc9"/>
    </style:style>
    <style:style style:name="P19" style:family="paragraph" style:parent-style-name="Heading_20_2">
      <style:text-properties officeooo:rsid="001c3c50" officeooo:paragraph-rsid="001c3c50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Heading_20_2">
      <style:paragraph-properties fo:break-before="page"/>
      <style:text-properties officeooo:rsid="001c3c50" officeooo:paragraph-rsid="001c3c50"/>
    </style:style>
    <style:style style:name="P22" style:family="paragraph" style:parent-style-name="Heading_20_2">
      <style:paragraph-properties fo:break-before="page"/>
      <style:text-properties officeooo:rsid="00234c61" officeooo:paragraph-rsid="00234c61"/>
    </style:style>
    <style:style style:name="P23" style:family="paragraph" style:parent-style-name="Text_20_body">
      <style:text-properties fo:font-weight="normal" officeooo:rsid="00163c57" officeooo:paragraph-rsid="00163c57" style:font-weight-asian="normal" style:font-weight-complex="normal"/>
    </style:style>
    <style:style style:name="P24" style:family="paragraph" style:parent-style-name="Text_20_body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Text_20_body">
      <style:text-properties officeooo:paragraph-rsid="001c3c50"/>
    </style:style>
    <style:style style:name="P26" style:family="paragraph" style:parent-style-name="Text_20_body">
      <style:text-properties officeooo:rsid="001f82ad" officeooo:paragraph-rsid="0020ab81"/>
    </style:style>
    <style:style style:name="P27" style:family="paragraph" style:parent-style-name="Text_20_body">
      <style:text-properties officeooo:paragraph-rsid="00234c61"/>
    </style:style>
    <style:style style:name="P28" style:family="paragraph" style:parent-style-name="Text_20_body">
      <style:text-properties officeooo:rsid="001b7dc9" officeooo:paragraph-rsid="001b7dc9"/>
    </style:style>
    <style:style style:name="P29" style:family="paragraph" style:parent-style-name="Text_20_body">
      <style:text-properties officeooo:rsid="00163c57" officeooo:paragraph-rsid="00163c57"/>
    </style:style>
    <style:style style:name="P30" style:family="paragraph" style:parent-style-name="Text_20_body">
      <style:text-properties officeooo:paragraph-rsid="00285fad"/>
    </style:style>
    <style:style style:name="P31" style:family="paragraph" style:parent-style-name="Text_20_body">
      <style:text-properties officeooo:rsid="0034362b" officeooo:paragraph-rsid="0034362b"/>
    </style:style>
    <style:style style:name="P32" style:family="paragraph" style:parent-style-name="Text_20_body">
      <style:text-properties officeooo:rsid="0034362b" officeooo:paragraph-rsid="003637d0"/>
    </style:style>
    <style:style style:name="P33" style:family="paragraph" style:parent-style-name="Text_20_body">
      <style:text-properties officeooo:paragraph-rsid="0023721b"/>
    </style:style>
    <style:style style:name="P34" style:family="paragraph" style:parent-style-name="Text_20_body">
      <style:text-properties officeooo:rsid="00351289" officeooo:paragraph-rsid="00351289"/>
    </style:style>
    <style:style style:name="P35" style:family="paragraph" style:parent-style-name="Text_20_body">
      <style:text-properties officeooo:rsid="00351289" officeooo:paragraph-rsid="003637d0"/>
    </style:style>
    <style:style style:name="P36" style:family="paragraph" style:parent-style-name="Text_20_body">
      <style:text-properties officeooo:paragraph-rsid="00351a04"/>
    </style:style>
    <style:style style:name="P37" style:family="paragraph" style:parent-style-name="Text_20_body">
      <style:text-properties officeooo:paragraph-rsid="003637d0"/>
    </style:style>
    <style:style style:name="T1" style:family="text">
      <style:text-properties officeooo:rsid="00142239"/>
    </style:style>
    <style:style style:name="T2" style:family="text">
      <style:text-properties style:font-name="Zekton" fo:font-size="7pt" style:text-underline-style="none" fo:font-weight="normal" officeooo:rsid="00163c57" style:font-size-asian="7pt" style:font-weight-asian="normal" style:font-size-complex="7pt" style:font-weight-complex="normal"/>
    </style:style>
    <style:style style:name="T3" style:family="text">
      <style:text-properties style:font-name="Zekton" fo:font-size="7pt" style:text-underline-style="none" fo:font-weight="normal" officeooo:rsid="00142239" style:font-size-asian="7pt" style:font-weight-asian="normal" style:font-size-complex="7pt" style:font-weight-complex="normal"/>
    </style:style>
    <style:style style:name="T4" style:family="text">
      <style:text-properties style:font-name="Zekton" fo:font-size="7pt" style:text-underline-style="none" fo:font-weight="normal" officeooo:rsid="001c51be" style:font-size-asian="7pt" style:font-weight-asian="normal" style:font-size-complex="7pt" style:font-weight-complex="normal"/>
    </style:style>
    <style:style style:name="T5" style:family="text">
      <style:text-properties style:font-name="Zekton" fo:font-size="7pt" style:text-underline-style="none" fo:font-weight="normal" officeooo:rsid="001f82ad" style:font-size-asian="7pt" style:font-weight-asian="normal" style:font-size-complex="7pt" style:font-weight-complex="normal"/>
    </style:style>
    <style:style style:name="T6" style:family="text">
      <style:text-properties style:font-name="Zekton" fo:font-size="7pt" style:text-underline-style="none" fo:font-weight="normal" officeooo:rsid="00234c61" style:font-size-asian="7pt" style:font-weight-asian="normal" style:font-size-complex="7pt" style:font-weight-complex="normal"/>
    </style:style>
    <style:style style:name="T7" style:family="text">
      <style:text-properties style:font-name="Zekton" fo:font-size="7pt" style:text-underline-style="none" fo:font-weight="normal" officeooo:rsid="0023a9f5" style:font-size-asian="7pt" style:font-weight-asian="normal" style:font-size-complex="7pt" style:font-weight-complex="normal"/>
    </style:style>
    <style:style style:name="T8" style:family="text">
      <style:text-properties style:font-name="Zekton" fo:font-size="7pt" style:text-underline-style="none" fo:font-weight="normal" officeooo:rsid="0025a238" style:font-size-asian="7pt" style:font-weight-asian="normal" style:font-size-complex="7pt" style:font-weight-complex="normal"/>
    </style:style>
    <style:style style:name="T9" style:family="text">
      <style:text-properties style:font-name="Zekton" fo:font-size="7pt" style:text-underline-style="none" fo:font-weight="normal" officeooo:rsid="0029b02d" style:font-size-asian="7pt" style:font-weight-asian="normal" style:font-size-complex="7pt" style:font-weight-complex="normal"/>
    </style:style>
    <style:style style:name="T10" style:family="text">
      <style:text-properties style:font-name="Zekton" fo:font-size="7pt" style:text-underline-style="none" fo:font-weight="normal" officeooo:rsid="0034362b" style:font-size-asian="7pt" style:font-weight-asian="normal" style:font-size-complex="7pt" style:font-weight-complex="normal"/>
    </style:style>
    <style:style style:name="T11" style:family="text">
      <style:text-properties style:font-name="Zekton" fo:font-size="7pt" style:text-underline-style="none" fo:font-weight="normal" officeooo:rsid="00351289" style:font-size-asian="7pt" style:font-weight-asian="normal" style:font-size-complex="7pt" style:font-weight-complex="normal"/>
    </style:style>
    <style:style style:name="T12" style:family="text">
      <style:text-properties style:font-name="Zekton" fo:font-size="7pt" style:text-underline-style="none" fo:font-weight="normal" officeooo:rsid="00351a04" style:font-size-asian="7pt" style:font-weight-asian="normal" style:font-size-complex="7pt" style:font-weight-complex="normal"/>
    </style:style>
    <style:style style:name="T13" style:family="text">
      <style:text-properties style:font-name="Zekton" fo:font-size="7pt" style:text-underline-style="none" fo:font-weight="normal" officeooo:rsid="003637d0" style:font-size-asian="7pt" style:font-weight-asian="normal" style:font-size-complex="7pt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4ebc0" style:font-weight-asian="normal" style:font-weight-complex="normal"/>
    </style:style>
    <style:style style:name="T16" style:family="text">
      <style:text-properties fo:font-weight="normal" officeooo:rsid="00163c57" style:font-weight-asian="normal" style:font-weight-complex="normal"/>
    </style:style>
    <style:style style:name="T17" style:family="text">
      <style:text-properties officeooo:rsid="0014ebc0"/>
    </style:style>
    <style:style style:name="T18" style:family="text">
      <style:text-properties fo:font-size="7pt" officeooo:rsid="00142239" style:font-size-asian="7pt" style:font-size-complex="7pt"/>
    </style:style>
    <style:style style:name="T19" style:family="text">
      <style:text-properties fo:color="#c9211e"/>
    </style:style>
    <style:style style:name="T20" style:family="text">
      <style:text-properties fo:color="#c9211e" officeooo:rsid="0014ebc0"/>
    </style:style>
    <style:style style:name="T21" style:family="text">
      <style:text-properties fo:color="#c9211e" officeooo:rsid="00163c57"/>
    </style:style>
    <style:style style:name="T22" style:family="text">
      <style:text-properties fo:color="#c9211e" fo:font-weight="normal" style:font-weight-asian="normal" style:font-weight-complex="normal"/>
    </style:style>
    <style:style style:name="T23" style:family="text">
      <style:text-properties fo:color="#00a933"/>
    </style:style>
    <style:style style:name="T24" style:family="text">
      <style:text-properties fo:color="#00a933" fo:font-weight="normal" style:font-weight-asian="normal" style:font-weight-complex="normal"/>
    </style:style>
    <style:style style:name="T25" style:family="text">
      <style:text-properties fo:color="#00a933" style:font-name="Zekton" style:text-underline-style="none" fo:font-weight="normal" officeooo:rsid="0014ebc0" style:font-weight-asian="normal" style:font-weight-complex="normal"/>
    </style:style>
    <style:style style:name="T26" style:family="text">
      <style:text-properties officeooo:rsid="0018225b"/>
    </style:style>
    <style:style style:name="T27" style:family="text">
      <style:text-properties fo:color="#800080"/>
    </style:style>
    <style:style style:name="T28" style:family="text">
      <style:text-properties fo:color="#800080" fo:font-weight="normal" style:font-weight-asian="normal" style:font-weight-complex="normal"/>
    </style:style>
    <style:style style:name="T29" style:family="text">
      <style:text-properties fo:color="#800080" fo:font-weight="normal" officeooo:rsid="0014ebc0" style:font-weight-asian="normal" style:font-weight-complex="normal"/>
    </style:style>
    <style:style style:name="T30" style:family="text">
      <style:text-properties officeooo:rsid="001c3c50"/>
    </style:style>
    <style:style style:name="T31" style:family="text">
      <style:text-properties officeooo:rsid="001c51be"/>
    </style:style>
    <style:style style:name="T32" style:family="text">
      <style:text-properties officeooo:rsid="001cc7e4"/>
    </style:style>
    <style:style style:name="T33" style:family="text">
      <style:text-properties officeooo:rsid="001f82ad"/>
    </style:style>
    <style:style style:name="T34" style:family="text">
      <style:text-properties officeooo:rsid="0020ab81"/>
    </style:style>
    <style:style style:name="T35" style:family="text">
      <style:text-properties officeooo:rsid="00234c61"/>
    </style:style>
    <style:style style:name="T36" style:family="text">
      <style:text-properties officeooo:rsid="0023721b"/>
    </style:style>
    <style:style style:name="T37" style:family="text">
      <style:text-properties officeooo:rsid="0023a9f5"/>
    </style:style>
    <style:style style:name="T38" style:family="text">
      <style:text-properties officeooo:rsid="0025a238"/>
    </style:style>
    <style:style style:name="T39" style:family="text">
      <style:text-properties fo:font-style="italic" officeooo:rsid="0025a238" style:font-style-asian="italic" style:font-style-complex="italic"/>
    </style:style>
    <style:style style:name="T40" style:family="text">
      <style:text-properties officeooo:rsid="003000f3"/>
    </style:style>
    <style:style style:name="T41" style:family="text">
      <style:text-properties officeooo:rsid="0034362b"/>
    </style:style>
    <style:style style:name="T42" style:family="text">
      <style:text-properties officeooo:rsid="00351a04"/>
    </style:style>
    <style:style style:name="T43" style:family="text">
      <style:text-properties officeooo:rsid="003637d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tab/><text:tab/>ut_consol<text:span text:style-name="T1">e</text:span></text:p>
      <text:p text:style-name="P13"><text:tab/><text:tab/><text:tab/><text:tab/>User Manual</text:p>
      <text:h text:style-name="P14" text:outline-level="1"/>
      <text:table-of-content text:style-name="Sect1" text:protected="true" text:name="Inhaltsverzeichnis1">
        <text:table-of-content-source text:outline-level="2">
          <text:index-title-template text:style-name="Heading_20_1">Contents</text:index-title-template>
          <text:table-of-content-entry-template text:outline-level="1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ext_20_body">
            <text:index-entry-span>=&gt; </text:index-entry-span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h text:style-name="Heading_20_1" text:outline-level="1">Contents</text:h>
          </text:index-title>
          <text:p text:style-name="P24"><text:a xlink:type="simple" xlink:href="#__RefHeading___Toc528_3332779441" text:style-name="Index_20_Link" text:visited-style-name="Index_20_Link">Introduction<text:tab/>1</text:a></text:p>
          <text:p text:style-name="P24"><text:a xlink:type="simple" xlink:href="#__RefHeading___Toc537_3332779441" text:style-name="Index_20_Link" text:visited-style-name="Index_20_Link">Expression Syntax Explaination<text:tab/>2</text:a></text:p>
          <text:p text:style-name="P24">=&gt; <text:a xlink:type="simple" xlink:href="#__RefHeading___Toc645_3332779441" text:style-name="Index_20_Link" text:visited-style-name="Index_20_Link">Object References<text:tab/>2</text:a></text:p>
          <text:p text:style-name="P24">=&gt; <text:a xlink:type="simple" xlink:href="#__RefHeading___Toc647_3332779441" text:style-name="Index_20_Link" text:visited-style-name="Index_20_Link">Root Properties<text:tab/>3</text:a></text:p>
          <text:p text:style-name="P24">=&gt; <text:a xlink:type="simple" xlink:href="#__RefHeading___Toc365_1114316121" text:style-name="Index_20_Link" text:visited-style-name="Index_20_Link">Properties<text:tab/>4</text:a></text:p>
          <text:p text:style-name="P24"><text:a xlink:type="simple" xlink:href="#__RefHeading___Toc539_3332779441" text:style-name="Index_20_Link" text:visited-style-name="Index_20_Link">Command Overview<text:tab/>6</text:a></text:p>
          <text:p text:style-name="P24"><text:a xlink:type="simple" xlink:href="#__RefHeading___Toc367_1114316121" text:style-name="Index_20_Link" text:visited-style-name="Index_20_Link">Using scriptproperties.html locally (and some additions)<text:tab/>7</text:a></text:p>
        </text:index-body>
      </text:table-of-content>
      <text:h text:style-name="Heading_20_1" text:outline-level="1"><text:bookmark-start text:name="__RefHeading___Toc528_3332779441"/>Introduction<text:bookmark-end text:name="__RefHeading___Toc528_3332779441"/></text:h>
      <text:p text:style-name="P3"><text:span text:style-name="T18">This Mod is aimed at Mod Developers to Test functionality and confirm values that usually need a Script change or a dedicated script to get. Additionally it might turn out to also be a useful Cheat Mod, but that is not the primary goal, </text:span><text:span text:style-name="T3">so</text:span><text:span text:style-name="T18"> be careful when used as such. This Mod is versatile and powerful, and can mess up many things in a Savegame.</text:span></text:p>
      <text:h text:style-name="P15" text:outline-level="1"/>
      <text:h text:style-name="P18" text:outline-level="1"><text:bookmark-start text:name="__RefHeading___Toc537_3332779441"/>Expression Syntax Explaination<text:bookmark-end text:name="__RefHeading___Toc537_3332779441"/></text:h>
      <text:p text:style-name="P28">Expressions <text:span text:style-name="T30">in this Console are </text:span><text:span text:style-name="T35">used as Input for most Commands, and are</text:span><text:span text:style-name="T30"> very similar to the Expressions in the Scripting Languages (aiscript and md) since they are based on them, though there are some differences and pelicularities </text:span><text:span text:style-name="T31">which will be pointed out</text:span><text:span text:style-name="T30">.<text:line-break/></text:span><text:span text:style-name="T41">Basically it is a Chain of Properties seperated by dots ( . ), starting with a Root property and <text:s/>with each step you get a certain property of the previous result.</text:span></text:p>
      <text:p text:style-name="P33"><text:span text:style-name="T36">Additionally some commands might take their own „Root Properties“ to differ between diffrent types of input values. This has nothing to do with </text:span><text:span text:style-name="T10">the</text:span><text:span text:style-name="T36"> property chain though, it is just to </text:span><text:span text:style-name="T41">d</text:span><text:span text:style-name="T36">iffer between possible input values. They might start with a property chain from the second step onwards if applicable, </text:span><text:span text:style-name="T37">but often just take a single value here</text:span><text:span text:style-name="T36">.</text:span></text:p>
      <text:h text:style-name="P19" text:outline-level="2"><text:bookmark-start text:name="__RefHeading___Toc645_3332779441"/>Object References<text:bookmark-end text:name="__RefHeading___Toc645_3332779441"/></text:h>
      <text:p text:style-name="P7">Objects can be referenced with many methods. This can happen at the start of a property chain, or even in the middle of it if it makes sense in context. Possible ways to reference Objects are:</text:p>
      <text:p text:style-name="P7">ABC-123<text:tab/><text:tab/><text:tab/><text:tab/>Its idcode. Note that i consider the idcode non-unique, but its easy to use. Will <text:span text:style-name="T35">always</text:span> use the first <text:tab/><text:tab/><text:tab/><text:tab/><text:tab/>match, but <text:span text:style-name="T35">additionally </text:span>output an error <text:span text:style-name="T35">to the Console</text:span> if other matches are found.</text:p>
      <text:p text:style-name="P7">0x1234<text:tab/>(hex id)<text:tab/><text:tab/><text:tab/>Its Object identifier, that is unique within a game session. Note that its not persistent over sessions.<text:line-break/>12345<text:tab/>(decimal id)<text:tab/><text:tab/>(might change when loading a game) Can be entered in any supported numeric form.</text:p>
      <text:p text:style-name="P5">$console_var<text:tab/><text:tab/><text:tab/>If you set a console Var before you can <text:span text:style-name="T31">use it as Object reference if it contains an Object.</text:span></text:p>
      <text:p text:style-name="P8"><text:span text:style-name="T4">p</text:span><text:span text:style-name="T30">target<text:tab/><text:tab/><text:tab/><text:tab/>player target</text:span></text:p>
      <text:p text:style-name="P5">gtarget<text:tab/><text:tab/><text:tab/><text:tab/>guidance target</text:p>
      <text:p text:style-name="P5">atarget<text:tab/><text:tab/><text:tab/><text:tab/>player autopilot target</text:p>
      <text:p text:style-name="P5">pcontainer<text:tab/><text:tab/><text:tab/>player container (ship or station)<text:line-break/>pobject</text:p>
      <text:p text:style-name="P6">htargets<text:tab/><text:tab/><text:tab/><text:tab/>Holomap Targets <text:span text:style-name="T32">(Not yet used by any command)</text:span></text:p>
      <text:p text:style-name="P6">mapobjects<text:tab/><text:tab/><text:tab/>Holomap Visible Objects <text:span text:style-name="T32">(Not yet used by any command)</text:span></text:p>
      <text:h text:style-name="P21" text:outline-level="2"><text:bookmark-start text:name="__RefHeading___Toc647_3332779441"/>Root Properties<text:bookmark-end text:name="__RefHeading___Toc647_3332779441"/></text:h>
      <text:p text:style-name="P25"><text:span text:style-name="T30">The following </text:span><text:span text:style-name="T35">S</text:span><text:span text:style-name="T30">tart </text:span><text:span text:style-name="T6">P</text:span><text:span text:style-name="T30">roperties are available:</text:span></text:p>
      <text:p text:style-name="P4">Object references<text:tab/><text:tab/><text:tab/>see above for explaination</text:p>
      <text:p text:style-name="P4">$console_var<text:tab/><text:tab/><text:tab/>If you set a console Var before you can access it as root property</text:p>
      <text:p text:style-name="P4">null<text:tab/><text:tab/><text:tab/><text:tab/>simply a null if you need it</text:p>
      <text:p text:style-name="P4">True<text:tab/><text:tab/><text:tab/><text:tab/>actually numeric 1</text:p>
      <text:p text:style-name="P4">false<text:tab/><text:tab/><text:tab/><text:tab/>numeric 0 in this case</text:p>
      <text:p text:style-name="P4">component.&lt;number&gt;<text:tab/><text:tab/><text:tab/>The Component/object referenced by the following numeric identifier. Use this if the autodetect fails,<text:line-break/>object.&lt;number&gt;<text:tab/><text:tab/><text:tab/>or if you want to start an expression chain with such an object (no autodetect here)</text:p>
      <text:p text:style-name="P4">gameparam.&lt;param&gt;<text:tab/><text:tab/><text:tab/>Reading from the game params (Startup params?) - not sure yet what this is..</text:p>
      <text:p text:style-name="P4">param.&lt;groupname&gt;.&lt;paramname&gt;<text:tab/>reading scriptparams data from libraries/parameters.xml</text:p>
      <text:p text:style-name="P4">macro.&lt;macroid&gt;<text:tab/><text:tab/><text:tab/>getting a macro via its id as starting point</text:p>
      <text:p text:style-name="P4">md.&lt;scriptname&gt;.&lt;cuename&gt;<text:tab/><text:tab/>getting an MD cue via its Script and Cuename. Can be used further for remote var <text:span text:style-name="T31">reading</text:span></text:p>
      <text:p text:style-name="P7">mdvar.$varname<text:tab/><text:tab/><text:tab/>getting an MD var via its name. Equal function to md.$varname in the game scripts.</text:p>
      <text:p text:style-name="P11"><text:span text:style-name="T5">g</text:span><text:span text:style-name="T33">lobal.$varname<text:tab/><text:tab/><text:tab/>getting a global var by its name</text:span></text:p>
      <text:p text:style-name="P9">faction.&lt;factionname&gt;<text:tab/><text:tab/><text:tab/>getting a faction by its name</text:p>
      <text:p text:style-name="P9">tag.&lt;tagname&gt;<text:tab/><text:tab/><text:tab/>getting a tag by its name. Will never fail since the tag is created if it doesnt exist yet.</text:p>
      <text:p text:style-name="P9">ware.&lt;warename&gt;<text:tab/><text:tab/><text:tab/>getting a ware by its name</text:p>
      <text:p text:style-name="P9">R.&lt;number&gt;<text:tab/><text:tab/><text:tab/>getting the result of a previous expression in the same command (as in Repeat X; mus be supported <text:tab/><text:tab/><text:tab/><text:tab/>by each command)</text:p>
      <text:p text:style-name="P9"/>
      <text:p text:style-name="P9">Following here are more root properties, but i consider them less useful for use in this Console, so i will save myself the explaination. Also they are largely untested and might not work.</text:p>
      <text:p text:style-name="P9">position.&lt;x&gt;.&lt;y&gt;.&lt;z&gt;<text:tab/><text:tab/>vector.&lt;x&gt;.&lt;y&gt;.&lt;z&gt;<text:tab/><text:tab/>rotation.&lt;yaw&gt;.&lt;pitch&gt;.&lt;roll&gt;<text:tab/><text:tab/>readtext.&lt;pageid&gt;.tid&gt;</text:p>
      <text:p text:style-name="P9">stat.&lt;statname&gt;<text:tab/><text:tab/>userdata.&lt;userdataentry&gt;<text:tab/>userdatasigned.&lt;userdataentry&gt;<text:tab/>terraforming.&lt;entries …..</text:p>
      <text:p text:style-name="P9">lookup.&lt;category&gt;<text:tab/><text:tab/>assignment.&lt;assignment&gt;<text:tab/>controlpost.&lt;controlpost&gt;<text:tab/><text:tab/>entityrole.&lt;entityrole&gt;</text:p>
      <text:p text:style-name="P9">entitytype.&lt;entitytype&gt;<text:tab/>notification.&lt;type&gt;<text:tab/><text:tab/>race.&lt;race&gt;<text:tab/><text:tab/><text:tab/>unlock.&lt;type&gt;</text:p>
      <text:p text:style-name="P9">warebasket.&lt;id&gt;<text:tab/><text:tab/>waregroup.&lt;id&gt;<text:tab/><text:tab/>attention.&lt;level&gt;<text:tab/><text:tab/><text:tab/>relationchangereason.&lt;reason&gt;</text:p>
      <text:p text:style-name="P9">killmethod.&lt;method&gt;<text:tab/><text:tab/>unitcategory.&lt;category&gt;<text:tab/>deployablecategory.&lt;category&gt;<text:tab/><text:tab/>command.&lt;command&gt;</text:p>
      <text:p text:style-name="P10">commandaction.&lt;action&gt;<text:tab/>activity.&lt;activity&gt;<text:tab/><text:tab/>skilltype.&lt;skill&gt;<text:tab/><text:tab/><text:tab/>controlposition.&lt;position&gt;</text:p>
      <text:p text:style-name="P10">formationshape.<text:span text:style-name="T34">&lt;shape&gt;<text:tab/></text:span>level.<text:span text:style-name="T34">&lt;level&gt;<text:tab/><text:tab/></text:span>alertlevel.<text:span text:style-name="T34">&lt;level&gt;<text:tab/><text:tab/><text:tab/></text:span>roompopulationtype.<text:span text:style-name="T34">&lt;type&gt;</text:span></text:p>
      <text:p text:style-name="P10">purpose.<text:span text:style-name="T34">&lt;purpose&gt;<text:tab/><text:tab/></text:span>controlpaneltype.<text:span text:style-name="T34">&lt;type&gt;<text:tab/></text:span>signalleaktype.<text:span text:style-name="T34">&lt;type&gt;<text:tab/><text:tab/></text:span>boardingbehaviour.<text:span text:style-name="T34">&lt;</text:span>behaviour<text:span text:style-name="T34">&gt;</text:span></text:p>
      <text:p text:style-name="P10">boardingphase.<text:span text:style-name="T34">&lt;phase&gt;<text:tab/></text:span>blacklisttype.<text:span text:style-name="T34">&lt;type&gt;<text:tab/><text:tab/></text:span>blacklistgroup.<text:span text:style-name="T34">&lt;group&gt;<text:tab/><text:tab/></text:span>waretransport.<text:span text:style-name="T34">&lt;</text:span>waretransport<text:span text:style-name="T34">&gt;</text:span></text:p>
      <text:p text:style-name="P10">orderstate.<text:span text:style-name="T34">&lt;state&gt;<text:tab/><text:tab/></text:span>moodlevel.<text:span text:style-name="T34">&lt;level&gt;<text:tab/><text:tab/></text:span>weaponmode.<text:span text:style-name="T34">&lt;mode&gt;<text:tab/><text:tab/></text:span>dronemode.<text:span text:style-name="T34">&lt;mode&gt;</text:span></text:p>
      <text:p text:style-name="P10">dockstate.<text:span text:style-name="T34">&lt;state&gt;<text:tab/><text:tab/></text:span>shiptype.<text:span text:style-name="T34">&lt;type&gt;<text:tab/><text:tab/></text:span>stationtype.<text:span text:style-name="T34">&lt;type&gt;<text:tab/><text:tab/><text:tab/></text:span>roomtype.<text:span text:style-name="T34">&lt;type&gt;</text:span></text:p>
      <text:p text:style-name="P10">regiongroup.<text:span text:style-name="T34">&lt;group&gt;<text:tab/><text:tab/></text:span>flightbehaviour.<text:span text:style-name="T34">&lt;</text:span>behaviour<text:span text:style-name="T34">&gt;<text:tab/></text:span>flightcontrolmodel.<text:span text:style-name="T34">&lt;</text:span>flightcontrolmodel<text:span text:style-name="T34">&gt;<text:tab/></text:span>objective.<text:span text:style-name="T34">&lt;</text:span>objective<text:span text:style-name="T34">&gt;</text:span></text:p>
      <text:p text:style-name="P10">missiontype.<text:span text:style-name="T34">&lt;type&gt;</text:span><text:tab/><text:tab/>missiongroup.<text:span text:style-name="T34">&lt;group&gt;</text:span><text:tab/>cuestate.<text:span text:style-name="T34">&lt;group&gt;</text:span><text:tab/><text:tab/><text:tab/>quota.<text:span text:style-name="T34">&lt;</text:span>quota<text:span text:style-name="T34">&gt;</text:span></text:p>
      <text:h text:style-name="P22" text:outline-level="2"><text:bookmark-start text:name="__RefHeading___Toc365_1114316121"/><text:span text:style-name="T41">Standard </text:span>Properties<text:bookmark-end text:name="__RefHeading___Toc365_1114316121"/></text:h>
      <text:p text:style-name="P27"><text:span text:style-name="T35">The following properties can be evaluated on each step. Th</text:span><text:span text:style-name="T41">ese here are entirely</text:span><text:span text:style-name="T35"> based on what is available in the scriptproperties.html but especially the <text:s/>Properties with Pseudo Data Types/using two steps at once are often not yet implemented. Please refer to said the scriptproperties.html to know what is available for a certain data type/at a certain point in the chain </text:span><text:span text:style-name="T38">and also what each property is. The Order chosen in this rundown schould mostly match the order o</text:span><text:span text:style-name="T8">f</text:span><text:span text:style-name="T38"> an </text:span><text:span text:style-name="T39">unsorted</text:span><text:span text:style-name="T38"> scriptproperties.html (because this groups related properties nicely)</text:span></text:p>
      <text:p text:style-name="P30"><text:span text:style-name="T35">exists<text:tab/><text:tab/>isoperational<text:tab/>iswreck<text:tab/><text:tab/>isconstruction<text:tab/>issurfaceelement<text:tab/>canbeattacked<text:tab/>extension<text:line-break/>isextensionpersonal<text:tab/>class<text:tab/><text:tab/>realclass<text:tab/><text:tab/>state<text:tab/><text:tab/>macro<text:tab/><text:tab/>grouptag<text:tab/><text:tab/>parent<text:line-break/>container<text:tab/><text:tab/>controllable<text:tab/>defensible<text:tab/>object<text:tab/>ship<text:tab/><text:tab/>station<text:tab/><text:tab/>cluster<text:tab/><text:tab/>sector<text:line-break/>zone<text:tab/><text:tab/>room</text:span><text:span text:style-name="T7"><text:tab/><text:tab/></text:span><text:span text:style-name="T35">module<text:tab/><text:tab/>canbelivestreamed<text:tab/>isinternallystored<text:tab/>generationseed<text:tab/>seed<text:line-break/>name<text:tab/><text:tab/>rawname<text:tab/><text:tab/>knownname<text:tab/>hasbeenrenamed<text:tab/>debugname<text:tab/>position<text:tab/><text:tab/>rotation<text:line-break/>velocity<text:tab/><text:tab/>speed<text:tab/><text:tab/>relvelocity<text:tab/><text:tab/>relspeed<text:tab/><text:tab/>attention<text:tab/><text:tab/>size<text:tab/><text:tab/>length<text:line-break/>height<text:tab/><text:tab/>width<text:tab/><text:tab/>owner<text:tab/><text:tab/>coverowner<text:tab/>trueowner<text:tab/><text:tab/>isplayerowned<text:tab/>isownerless<text:line-break/>isknown<text:tab/>isrelationchangedisabled<text:tab/>wares<text:tab/><text:tab/>revealedpercentage<text:tab/>scannedlevel<text:tab/>gravidarfactor<text:tab/>secrecylevel<text:line-break/>isactive<text:tab/><text:tab/>isphysicsready<text:tab/>canbedismantled<text:tab/>isfunctiona<text:tab/>ishackabl<text:tab/><text:tab/>isindestructible<text:tab/>ishacked<text:line-break/>ishullunrepairable<text:tab/>isrepairable<text:tab/>isinvulnerable<text:tab/>isshieldunrepairable<text:tab/>ismodular<text:tab/><text:tab/>hull<text:tab/><text:tab/>maxhull<text:line-break/>hullpercentage<text:tab/>shield<text:tab/><text:tab/>maxshield<text:tab/><text:tab/>shieldpercentage<text:tab/>drop<text:tab/><text:tab/>canclaimownership<text:tab/>hasstorage<text:line-break/>modulesets<text:tab/>makerraces<text:tab/>primarypurpose<text:tab/>ismilitary<text:tab/><text:tab/>threatscore<text:tab/>lastattacker<text:tab/>lastattacktime<text:line-break/>isinliveview<text:tab/>currentradarrange<text:tab/>maxradarrange<text:tab/>formationleader<text:tab/>currentformationwingmen<text:tab/><text:tab/>idcode<text:line-break/>isformationleader<text:tab/>isformationwingman<text:tab/>iscommandeerable<text:tab/>iscommandeered<text:tab/>isgodobject<text:tab/>isgodobjectentry<text:tab/>godentry<text:line-break/>isgodshipentry<text:tab/>isgodstationentry<text:tab/>isgodproductionentry<text:tab/>isgamestartgodentry<text:tab/><text:tab/>isrespawnablegodobject<text:line-break/>godentryname<text:tab/>godentrytags<text:tab/>ismasstraffic<text:tab/>ishighwaytraffic<text:tab/>istemptraffic<text:tab/>iszonechangepending<text:line-break/>numwaypoints<text:tab/>region<text:tab/><text:tab/>ismission<text:tab/><text:tab/>missioncue<text:tab/>suspicious<text:tab/>isradarvisible<text:line-break/>canbepickedup<text:tab/>canbetowed<text:tab/>tugship<text:tab/><text:tab/>throttle<text:tab/><text:tab/>value<text:tab/><text:tab/>buildresourcevalue<text:tab/>repairprice<text:line-break/>numsignalleakslots<text:tab/>scuttleeffect<text:tab/>isonlineobject<text:tab/>isvisitor<text:tab/>isvisitormissionobject<text:tab/>venture<text:tab/><text:tab/>venturename<text:line-break/>masstrafficstartobject<text:tab/>masstrafficendobject<text:tab/>hasenginemod<text:tab/>haspaintmod<text:tab/>isunit<text:tab/><text:tab/>isdeployable<text:tab/>unitcategory<text:line-break/>deployablecategory<text:tab/>formationshape<text:tab/>formationradius<text:tab/>isformationrolling<text:tab/>isformationrollmembers<text:tab/>formationmaxshipsperline<text:line-break/>isinhazardousregion<text:tab/><text:tab/>isatnavigableposition<text:tab/>accesslicence<text:tab/>accessrestricted<text:tab/>canberecycled<text:line-break/>dismantlingobject<text:tab/>salvageclaimants<text:tab/>isdatavault<text:tab/>islandmark<text:tab/>isfriendfoe<text:tab/><text:tab/>friendlist<text:tab/><text:tab/>foelist<text:line-break/>target<text:tab/><text:tab/>isarmed<text:tab/><text:tab/>safetydistance<text:tab/>pilot<text:tab/><text:tab/>assignedpilot<text:tab/>aipilot<text:tab/><text:tab/>assignedaipilot<text:line-break/>defencenpc<text:tab/>tradenpc<text:tab/><text:tab/>tradecomputer<text:tab/>engineer<text:tab/><text:tab/>shiptrader<text:tab/><text:tab/>shadyguy<text:tab/><text:tab/>roleentities<text:line-break/>isnpcassignmentrestricted<text:tab/><text:tab/>order<text:tab/><text:tab/>nextorder<text:tab/><text:tab/>defaultorder<text:tab/>orders<text:tab/><text:tab/>buildorders<text:line-break/>tradeorders<text:tab/>hasorderloop<text:tab/>commander<text:tab/>toplevelcommander<text:tab/>assignment<text:tab/>commanderentity<text:line-break/>activesubordinategroupids<text:tab/><text:tab/>subordinates<text:tab/>subordinategroupdockoverride<text:tab/><text:tab/>subordinategroupid<text:line-break/>subordinategroupprotectedsector<text:tab/>subordinategroupprotectedposition<text:tab/>subordinategroupreinforcefleet<text:line-break/>subordinategroupresupplyatfleet<text:tab/>subordinategroupattackonsight<text:tab/>allsubordinates<text:tab/>allcommanders<text:tab/>controlroom<text:line-break/>haswalkableroom<text:tab/>canhavedynamicinterior<text:tab/><text:tab/>hasscanner<text:tab/>longrange<text:tab/><text:tab/>maxscanlevel<text:tab/>combinedskill<text:line-break/>iscapturable<text:tab/>boardingoperation<text:tab/>boardingoperations<text:tab/>boardingbehaviour<text:tab/>allmarinesdispatched<text:tab/>boardingresistance<text:line-break/>baseboardingresistance<text:tab/><text:tab/>boardingstrength<text:tab/>constructionsequence<text:tab/>defencedronemode<text:tab/><text:tab/>loadoutlevel<text:line-break/>rawloadoutlevel<text:tab/>minloadoutlevel<text:tab/>loadoutvariation<text:tab/>loadout<text:tab/><text:tab/>hasarmeddefencedrones<text:tab/>hasarmedminingdrones<text:line-break/>hasarmedtransportdrones<text:tab/><text:tab/>miningdronemode<text:tab/>transportdronemode<text:tab/>isenemylockingon<text:tab/>ismissileincoming<text:tab/>hasweaponmod<text:line-break/>hasshieldmod<text:tab/>productions<text:tab/>storagemodules<text:tab/>buildmodules<text:tab/>processingmodules<text:tab/>dockareas<text:tab/>piers<text:line-break/>habitationmodules<text:tab/>welfaremodules<text:tab/>defencemodules<text:tab/>connectionmodules<text:tab/>buildmodule<text:tab/>buildprocessor<text:tab/>buildprocessors<text:line-break/>freebuildprocessor<text:tab/>freebuildprocessors<text:tab/>dismantletarget<text:tab/>isdismantlingassignedobject<text:tab/>claimedsalvage<text:tab/>haswaveprotection<text:line-break/>hasmasstraffic<text:tab/>buildingmodule<text:tab/>buildingprocessor<text:tab/>build<text:tab/><text:tab/>buildanchor<text:tab/>canbuildships<text:tab/>canequipships<text:line-break/>cansupplyships<text:tab/>hasplannedconstruction<text:tab/><text:tab/>cargo<text:tab/><text:tab/>products<text:tab/><text:tab/>research<text:tab/><text:tab/>dockingenabled<text:line-break/>originalproduct<text:tab/>resources<text:tab/><text:tab/>supplyresources<text:tab/>tradewares<text:tab/>buyprices<text:tab/><text:tab/>sellprices<text:tab/><text:tab/>buildbuyprices<text:line-break/>buildsellprices<text:tab/>waretransport<text:tab/>productionmoney<text:tab/>wantedmoney<text:tab/>istraderestricted<text:tab/>hastradesubscription<text:line-break/>haspermanenttradesubscription<text:tab/>supplies<text:tab/><text:tab/>supplyorders<text:tab/>money<text:tab/><text:tab/>hasownaccount<text:tab/>isaccountholder<text:line-break/>minbudget<text:tab/>maxbudget<text:tab/>buildpricefactor<text:tab/>tradewaremoney<text:tab/>spawntime<text:tab/>type<text:tab/><text:tab/>typename<text:line-break/>numfreeactorslots<text:tab/>actors<text:tab/><text:tab/>assigneddock<text:tab/>docksize<text:tab/><text:tab/>dock<text:tab/><text:tab/>dockslot<text:tab/>hidecargochance<text:line-break/>maxspeed<text:tab/>maxyawspeed<text:tab/>maxpitchspeed<text:tab/>maxrollspeed<text:tab/>speedlimit<text:tab/><text:tab/>canenterhighway<text:tab/>parkedat<text:line-break/>pickedupobject<text:tab/>regiondamageprotection<text:tab/>job<text:tab/>jobname<text:tab/><text:tab/>isjobship<text:tab/><text:tab/>isrequestedjobship<text:tab/>jobexpired<text:line-break/>jobcommander<text:tab/>jobmainsector<text:tab/>jobmainzone<text:tab/>encounterid<text:tab/>isencountership<text:tab/>constructionmodule<text:tab/>warebasket<text:line-break/>isdeployedconstructionvessel<text:tab/><text:tab/>iscapitalship<text:tab/>islasertower<text:tab/>canhaveattackablemodules<text:tab/><text:tab/>hasshipmod<text:line-break/>canbeclaimed<text:tab/>issupplyship<text:tab/>movementrefobject<text:tab/>environment<text:tab/>cantowobjects<text:tab/>towedobject<text:line-break/>takesregiondamage<text:tab/>oxygenempty<text:tab/>oxygenlow<text:tab/>oxygenpercentage<text:tab/>oxygentimeremaining<text:tab/><text:tab/>buildstorage<text:line-break/>canhavebuildstorage<text:tab/><text:tab/>istradestation<text:tab/>isshipyard<text:tab/><text:tab/>iswharf<text:tab/><text:tab/>isequipmentdock<text:tab/>isdefencestation<text:line-break/>isrecyclingfacility<text:tab/>ispiratebase<text:tab/>isheadquarters<text:tab/>isfactionheadquarters<text:tab/><text:tab/>isplannedshipyard<text:tab/>splannedwharf<text:line-break/>isplannedequipmentdock<text:tab/><text:tab/>isplanneddefencestation<text:tab/>isplannedrecyclingfacility<text:tab/>isscheduledfordeconstruction<text:line-break/>isguided<text:tab/><text:tab/>destinations<text:tab/>istransitiondestination<text:tab/><text:tab/>istransitionsource<text:tab/>launcher<text:tab/><text:tab/>destination<text:line-break/>exit<text:tab/><text:tab/>isaccelerator<text:tab/>entryhighway<text:tab/>exithighway<text:tab/>waitingship<text:tab/>highway<text:tab/><text:tab/>entry<text:line-break/>sequence<text:tab/><text:tab/>islocked<text:tab/><text:tab/>ispartiallyunlocked<text:tab/>isunlocked<text:tab/>isadvanced<text:tab/>currentyield<text:tab/>maxyield<text:line-break/>rarity<text:tab/><text:tab/>unbundle<text:tab/><text:tab/>isdroppedcontainer<text:tab/>blueprints<text:tab/><text:tab/>base<text:tab/><text:tab/>ispersistent<text:tab/>isprivate<text:line-break/>rooms<text:tab/><text:tab/>isbusy<text:tab/><text:tab/>isbuilding<text:tab/><text:tab/>buildmacros<text:tab/>constructingcomponents<text:tab/>constructingmodule<text:line-break/>requiresconstructionvessel<text:tab/><text:tab/>mayrequireconstructionvessel<text:tab/><text:tab/>iswaitingforconstructionvessel<text:tab/>iswaitingforresources<text:line-break/>iswaitingforstorage<text:tab/>constructionvessel<text:tab/>constructionvesseldeployed<text:tab/><text:tab/>elapsedtime<text:tab/>elapsedsteptime<text:tab/>steptime<text:line-break/></text:span><text:soft-page-break/><text:span text:style-name="T35">totaltime<text:tab/><text:tab/>canabortbuild<text:tab/>queuedbuild<text:tab/>currentslotresources<text:tab/>stepresources<text:tab/>laststepresources<text:line-break/>neededslotresources<text:tab/>neededsequenceresources<text:tab/>recycled<text:tab/><text:tab/>isventuremodule<text:tab/>venturedocks<text:tab/>ventureships<text:line-break/>numpierdocks<text:tab/>isproducing<text:tab/>ispaused<text:tab/><text:tab/>ispausedmanually<text:tab/>furnacestartpos<text:tab/>requireditems<text:tab/>iswalkable<text:line-break/>dockarea<text:tab/><text:tab/>walkablemodule<text:tab/>dynamicinterior<text:tab/>freemissionactorslot<text:tab/>slotcontext<text:tab/>assignedship<text:tab/>pier<text:line-break/>docked<text:tab/><text:tab/>external<text:tab/><text:tab/>isstorage<text:tab/><text:tab/>isdockingallowed<text:tab/>isunitdockingallowed<text:tab/>isundockingallowed<text:line-break/>isunitundockingallowed<text:tab/><text:tab/>todockpos<text:tab/>launchpos<text:tab/>dockstate<text:tab/><text:tab/>isbuildingallowed<text:tab/>istradingallowed<text:line-break/>isplayeronly<text:tab/>isventureronly<text:tab/>ventureplatform<text:tab/>hasentrypos<text:tab/>entrypos<text:tab/><text:tab/>hasexitpos<text:tab/>exitpos<text:line-break/>economy<text:tab/><text:tab/>security<text:tab/><text:tab/>sunlight<text:tab/><text:tab/>god<text:tab/><text:tab/>jobs<text:tab/>isexclusiveforextensionjobs<text:tab/>factionlogic<text:line-break/>locationtags<text:tab/>alllocationtags<text:tab/>yieldthresholds<text:tab/>representatives<text:tab/>isnormalcluster<text:tab/>ispresentation<text:tab/>systemid<text:line-break/>planets<text:tab/>averagedistancetolockbox<text:tab/>averagemaxyield<text:tab/>iscontested<text:tab/>contestingfactions<text:tab/>hasgravidarobscuringregion<text:line-break/>hashazardousregion<text:tab/>containsthewave<text:tab/>waveprotectionresources<text:tab/>policefaction<text:tab/>typicallockboxmacro<text:tab/>coreposition<text:line-break/>coresize<text:tab/><text:tab/>adjacentzones<text:tab/>haspriority<text:tab/>istempzone<text:tab/>isnormalzone<text:tab/>islocalhighway<text:tab/>issuperhighway<text:line-break/>isdisabled<text:tab/><text:tab/>origin<text:tab/><text:tab/>junctions<text:tab/><text:tab/>entryjumpgate<text:tab/>exitjumpgate<text:tab/>closestpointtoplayer<text:tab/>customhandler<text:line-break/>controlpost<text:tab/>role<text:tab/><text:tab/>roleobject<text:tab/><text:tab/>titleoverride<text:tab/>iconoverride<text:tab/>occupationname<text:tab/>icon<text:line-break/>race<text:tab/><text:tab/>page<text:tab/><text:tab/>isfemale<text:tab/><text:tab/>isavatar<text:tab/><text:tab/>iscommable<text:tab/>ismissionactor<text:line-break/>isremotecommable<text:tab/>iscontrolentity<text:tab/>isintransit<text:tab/></text:span><text:span text:style-name="T9"><text:tab/></text:span><text:span text:style-name="T35">istransferscheduled<text:tab/>istemporary<text:tab/>ishidden<text:tab/><text:tab/>podarrivaltime<text:line-break/>roomslot<text:tab/><text:tab/>floortags<text:tab/><text:tab/>iswalking<text:tab/><text:tab/>slowwalkspeed<text:tab/>walkspeed<text:tab/>runspeed<text:tab/><text:tab/>isspeaking<text:line-break/>isinspeakrange<text:tab/>lastspeaktime<text:tab/>experienceprogress<text:tab/>neededexperience<text:tab/>controlled<text:tab/><text:tab/>assignedcontrolled</text:span><text:span text:style-name="T9"><text:tab/></text:span><text:span text:style-name="T35">spacesuit<text:line-break/>spacesuitmacro<text:tab/>inventory<text:tab/><text:tab/>stock<text:tab/><text:tab/>shouldinformplayer<text:tab/>shouldwarnplayer<text:tab/>istradecomputer<text:tab/>isshadyguy<text:line-break/>isindependent<text:tab/>tradesvisible<text:tab/>facecutscene<text:tab/>npctemplate<text:tab/>targetslot<text:tab/><text:tab/>currentchair<text:tab/>hasclothingmod<text:line-break/>hastool<text:tab/><text:tab/>isinconversation<text:tab/>isreadytofire<text:tab/>mode<text:tab/><text:tab/>isrepairing<text:tab/><text:tab/>ismining<text:tab/><text:tab/>iscombat<text:line-break/>barrelposition<text:tab/>component<text:tab/>tags<text:tab/><text:tab/>group<text:tab/><text:tab/>offset<text:tab/><text:tab/>staticoffset<text:tab/>staticrotation<text:line-break/>controlposition<text:tab/>available<text:tab/><text:tab/>buyer<text:tab/><text:tab/>seller<text:tab/><text:tab/>isbuyoffer<text:tab/><text:tab/>isselloffer<text:tab/><text:tab/>isoffer<text:line-break/>isorder<text:tab/><text:tab/>ware<text:tab/><text:tab/>amount<text:tab/><text:tab/>desiredamount<text:tab/>offeramountt<text:tab/>transferredamount<text:tab/>minamoun<text:line-break/>destroyedamount<text:tab/>volume<text:tab/><text:tab/>offervolume<text:tab/>minvolume<text:tab/>price<text:tab/><text:tab/>unitprice<text:tab/><text:tab/>minprice<text:line-break/>relativeprice<text:tab/>quantityfactor<text:tab/>hasdynamicprice<text:tab/>stocklevel<text:tab/><text:tab/>bundle<text:tab/><text:tab/>tradeoffer<text:tab/><text:tab/>buyfree<text:line-break/>sellfree<text:tab/><text:tab/>iswareexchange<text:tab/>isshiptoship<text:tab/>iscrewexchange<text:tab/>isbuyerpassive<text:tab/>issellerpassive<text:tab/>iscancelled<text:line-break/>isshipbuild<text:tab/>isrecycleshipbuild<text:tab/>isexpansion<text:tab/>isupgrade<text:tab/><text:tab/>issoftwareonlyupgrade<text:tab/><text:tab/>isrestock<text:line-break/>isshipmodification<text:tab/>isprocessing<text:tab/>buildobject<text:tab/>construction<text:tab/>faction<text:tab/><text:tab/>time<text:tab/><text:tab/>consumables<text:line-break/>boardee<text:tab/><text:tab/>attackers<text:tab/><text:tab/>approachingpods<text:tab/>boardingphase<text:tab/>boardingapproachthreshold<text:tab/>boardinginsertionthreshold<text:line-break/>description<text:tab/>minrelation<text:tab/>precursor<text:tab/><text:tab/>issellable<text:tab/><text:tab/>count<text:tab/><text:tab/>list<text:tab/><text:tab/>random<text:line-break/>id<text:tab/><text:tab/>script<text:tab/><text:tab/>canplayercancel<text:tab/>isinfinite<text:tab/><text:tab/>isinloop<text:tab/><text:tab/>isoverride<text:tab/><text:tab/>isrunning<text:line-break/>trade<text:tab/><text:tab/>operation<text:tab/><text:tab/>requiredskill<text:tab/>clone<text:tab/><text:tab/>last<text:tab/><text:tab/>randominrange<text:tab/>min<text:line-break/>max<text:tab/><text:tab/>average<text:tab/><text:tab/>x<text:tab/>y<text:tab/>z<text:tab/>yaw<text:tab/>pitch<text:tab/>roll<text:tab/>inverse<text:tab/><text:tab/>forward<text:line-break/>right<text:tab/><text:tab/>up<text:tab/><text:tab/>shortname<text:tab/>prefixname<text:tab/>spacename<text:tab/>homespacename<text:tab/>primaryrace<text:line-break/>knowntoplayer<text:tab/>defaultpolicefaction<text:tab/>coalition<text:tab/><text:tab/>teamname<text:tab/><text:tab/>customteamname<text:tab/>isrelationlocked<text:tab/>licences<text:line-break/>heldlicences<text:tab/>isaggressive<text:tab/>iseconomic<text:tab/>ispolice<text:tab/><text:tab/>isprotective<text:tab/>willclaimspace<text:tab/>representative<text:line-break/>headquarters<text:tab/>doesresupply<text:tab/>averageprice<text:tab/>maxprice<text:tab/><text:tab/>pricerange<text:tab/>transporttag<text:tab/>isinventory<text:line-break/>isammo<text:tab/><text:tab/>iscargo<text:tab/><text:tab/>iscrafting<text:tab/><text:tab/>isvolatile<text:tab/><text:tab/>isgift<text:tab/><text:tab/>israre<text:tab/><text:tab/>isdropallowed<text:line-break/>isresearchable<text:tab/>illegal<text:tab/><text:tab/>objectmacro<text:tab/>objectcount<text:tab/>ssoftware<text:tab/><text:tab/>isweaponmod<text:tab/>isenginemod<text:line-break/>isshieldmod<text:tab/>isshipmod<text:tab/><text:tab/>isequipmentmod<text:tab/>equipmentmodquality<text:tab/><text:tab/>ispaintmod<text:tab/>paintmodquality<text:line-break/>isclothingmod<text:tab/>clothingmodquality<text:tab/>isprocessed<text:tab/>table<text:tab/><text:tab/>free<text:tab/><text:tab/>capacity<text:tab/><text:tab/>purposemacro<text:line-break/>purposename<text:tab/>docksizes<text:tab/><text:tab/>productionvolume<text:tab/>consumptionvolume<text:tab/>cargocapacity<text:tab/>allowedowners<text:tab/>allowedwares<text:line-break/>maxrelation<text:tab/>enemy<text:tab/><text:tab/>active<text:tab/><text:tab/>version<text:tab/><text:tab/>static<text:tab/><text:tab/>staticbase<text:tab/><text:tab/>namespace<text:line-break/>library<text:tab/><text:tab/>isinstance<text:tab/><text:tab/>hasmissionoffer<text:tab/>hasmission<text:tab/>hasguidance<text:tab/>offerlocations<text:tab/>missiontype<text:line-break/>missionendtime<text:tab/>objective<text:tab/><text:tab/>objectiveendtime<text:tab/>actor<text:tab/><text:tab/>isnumeric<text:tab/><text:tab/>isstring<text:tab/><text:tab/>femalename<text:line-break/>pluralname<text:tab/>tag<text:tab/><text:tab/>hirable<text:tab/><text:tab/>tiers<text:tab/><text:tab/>skilltypes<text:tab/><text:tab/>maxmk<text:tab/><text:tab/>age<text:line-break/>occupiedship<text:tab/>platform<text:tab/><text:tab/>entity<text:tab/><text:tab/>galaxy<text:tab/><text:tab/>computer<text:tab/><text:tab/>activity<text:tab/><text:tab/>autopilottarget<text:line-break/>conversation<text:tab/>conversationactor<text:tab/>hasactivemission<text:tab/>activemissiontype<text:tab/>activemissionwaypoint<text:tab/>hasacceptedonlinemission<text:line-break/>isincontrolposition<text:tab/>scanlevel<text:tab/><text:tab/>debug<text:tab/><text:tab/>isscreenshotmode<text:tab/>screenshotmode<text:tab/>ismapeditoractive<text:line-break/>isinfullscreencutscene<text:tab/><text:tab/>isinfullscreenmenu<text:tab/>isvrversion<text:tab/>isvrmode<text:tab/><text:tab/>chardensity<text:tab/>modulename<text:line-break/>moduledescription<text:tab/>speakpriority<text:tab/></text:span><text:span text:style-name="T40">f</text:span><text:span text:style-name="T35">lightassist<text:tab/><text:tab/>isdockuiactive<text:tab/>hasemergencyeject<text:tab/>isemergencyejectactive<text:line-break/>shouldplayertaxiwaitforplayer<text:tab/><text:tab/>shouldplayershipswaitforplayer<text:tab/>isonline<text:tab/><text:tab/>canactivateliveview<text:line-break/>recommendedmodule<text:tab/><text:tab/>isgameover<text:tab/>index<text:tab/><text:tab/>element<text:tab/><text:tab/>key<text:tab/><text:tab/>null<text:line-break/>integer<text:tab/><text:tab/>largeint<text:tab/><text:tab/>float<text:tab/><text:tab/>angle<text:tab/><text:tab/>hitpoints<text:tab/><text:tab/>largefloat<text:tab/><text:tab/>cue<text:line-break/>keyword<text:tab/><text:tab/>xmlkeyword<text:tab/>componentstate<text:tab/>killmethod<text:tab/><text:tab/>relationchangereason<text:tab/><text:tab/>flightbehaviour<text:line-break/>flightcontrolmodel<text:tab/>entitytype<text:tab/><text:tab/>entityrole<text:tab/><text:tab/>skilltype<text:tab/><text:tab/>missiongroup<text:tab/>level<text:tab/><text:tab/>alertlevel<text:line-break/>command<text:tab/><text:tab/>commandaction<text:tab/>roompopulationtype<text:tab/>purpose<text:tab/><text:tab/>controlpaneltype<text:tab/>signalleaktype<text:tab/>blacklisttype<text:line-break/>blacklistgroup<text:tab/>moodlevel<text:tab/><text:tab/>orderstate<text:tab/><text:tab/>datatype<text:tab/><text:tab/>cuestate<text:tab/><text:tab/>notification<text:tab/>string<text:line-break/>componentslot<text:tab/>licence<text:tab/><text:tab/>vector<text:tab/><text:tab/>quadrant<text:tab/><text:tab/>unlock<text:tab/><text:tab/>weaponmode<text:tab/>dronemode<text:line-break/>shiptype<text:tab/><text:tab/>stationtype<text:tab/>roomtype<text:tab/><text:tab/>regiongroup<text:tab/>none<text:tab/><text:tab/>down<text:tab/><text:tab/>left<text:line-break/>front<text:tab/><text:tab/>back<text:tab/><text:tab/>param<text:tab/><text:tab/>param2<text:tab/><text:tab/>param3</text:span></text:p>
      <text:h text:style-name="P20" text:outline-level="2">Special Properties</text:h>
      <text:p text:style-name="P31">These Properties are not part of the original Property Chain Syntax, but they emulate other functions of the Scripting Language that might be useful. Namely Type conversions and such stuff.</text:p>
      <text:p text:style-name="P35">$variable<text:tab/><text:tab/><text:tab/><text:tab/><text:tab/><text:tab/><text:span text:style-name="T43">I</text:span><text:line-break/>=&gt; if the current result is a a Cue, Entity or Table wit will read a Variable off them (Cue Variable, Entity Blackboard Var, Table Value from a Key) - <text:tab/>baiscally the same syntax as with global.$variable or mdvar.$variable</text:p>
      <text:p text:style-name="P34">&lt;number&gt;<text:tab/><text:tab/><text:tab/><text:tab/><text:tab/><text:tab/><text:span text:style-name="T43">I</text:span><text:line-break/>=&gt; If the current result is a Group, List or Table it will result in the numeric nth Entry of it (1-based). In case of Tables it obviously needs to have the <text:tab/>respective numeric key</text:p>
      <text:p text:style-name="P34"><text:tab/>(Note: For tables other Keys than Numeric or String are not supported properly yet; planned is a <text:tab/><text:tab/><text:tab/><text:tab/>workaround-y way of using Console Vars, but details have to be ironed out yet)</text:p>
      <text:p text:style-name="P37"><text:span text:style-name="T41">rl</text:span><text:span text:style-name="T11"> <text:s text:c="3"/></text:span><text:span text:style-name="T41">rt <text:s text:c="3"/>rg <text:s text:c="3"/>rb <text:s text:c="3"/>rc<text:tab/><text:tab/><text:tab/><text:tab/><text:tab/></text:span><text:span text:style-name="T43">Internal Call: $currentStep.{</text:span><text:span text:style-name="T13">$</text:span><text:span text:style-name="T43">nextStep}<text:line-break/></text:span><text:span text:style-name="T42">=&gt; </text:span><text:span text:style-name="T41">as in 'readlist','readtable','readgroup','readblackboard' or 'readcue' </text:span><text:span text:style-name="T42">enforces the previous behavior in case it doesnt work automatically, <text:line-break/><text:tab/>with the next Value in the Chain being the Var/Key Name</text:span></text:p>
      <text:p text:style-name="P37"><text:span text:style-name="T41">comp<text:tab/><text:tab/><text:tab/><text:tab/><text:tab/><text:tab/></text:span><text:span text:style-name="T42">Internal call: $CurrentStep == $NextStep</text:span><text:span text:style-name="T41"><text:line-break/></text:span><text:span text:style-name="T42">=&gt; </text:span><text:span text:style-name="T41">compare hack </text:span><text:span text:style-name="T42">(temporary)</text:span><text:span text:style-name="T41">; </text:span><text:span text:style-name="T42">compares the current result of the Chain with the next single Step<text:line-break/><text:tab/>(useful for eg chekcing against an object reference); makes the result boolean.<text:tab/></text:span></text:p>
      <text:p text:style-name="P36"><text:span text:style-name="T41">cv:i<text:tab/></text:span><text:span text:style-name="T42">=&gt; convert to integer<text:tab/><text:tab/><text:tab/><text:tab/></text:span><text:span text:style-name="T12">Internal call: </text:span><text:span text:style-name="T42"><text:s/></text:span><text:span text:style-name="T41">($</text:span><text:span text:style-name="T43">CurrentStep</text:span><text:span text:style-name="T41">)i</text:span></text:p>
      <text:p text:style-name="P37"><text:span text:style-name="T41">cv:f<text:tab/></text:span><text:span text:style-name="T42">=&gt; convert to <text:s/>float<text:tab/><text:tab/><text:tab/><text:tab/></text:span><text:span text:style-name="T12">Internal call:</text:span><text:span text:style-name="T42"> </text:span><text:span text:style-name="T41">($</text:span><text:span text:style-name="T43">CurrentStep</text:span><text:span text:style-name="T41">)</text:span><text:span text:style-name="T42">f</text:span></text:p>
      <text:p text:style-name="P37"><text:span text:style-name="T41">cv:component<text:tab/><text:tab/><text:tab/><text:tab/><text:tab/></text:span><text:span text:style-name="T12">Internal call:</text:span><text:span text:style-name="T42"> component.{$CurrentStep}</text:span><text:span text:style-name="T41"><text:line-break/></text:span><text:span text:style-name="T42">=&gt; convert to component – turns a number into an object if possible. This s</text:span><text:span text:style-name="T13">h</text:span><text:span text:style-name="T42">ould usually happen automatically by each command if an Object <text:tab/>expected, but you can enforce it with this</text:span></text:p>
      <text:p text:style-name="P37"><text:span text:style-name="T41">typeof<text:tab/></text:span><text:span text:style-name="T42">=&gt; results in the datatype of the current Property<text:tab/>Internal Call: </text:span><text:span text:style-name="T41">typeof $</text:span><text:span text:style-name="T43">CurrentStep</text:span></text:p>
      <text:p text:style-name="P32">distanceto<text:tab/><text:tab/><text:tab/><text:tab/><text:tab/><text:tab/><text:span text:style-name="T43">Internal Call: </text:span><text:span text:style-name="T42">$CurrentStep.</text:span><text:span text:style-name="T43">distanceto.{</text:span><text:span text:style-name="T42">$NextStep</text:span><text:span text:style-name="T43">}</text:span><text:line-break/><text:span text:style-name="T43">=&gt; results in the Distance between the current Object and the following Object. Next Object must be a single location Step.<text:line-break/><text:tab/>(like a direct Object reference)</text:span></text:p>
      <text:h text:style-name="P16" text:outline-level="1"><text:bookmark-start text:name="__RefHeading___Toc539_3332779441"/>Command Overview<text:bookmark-end text:name="__RefHeading___Toc539_3332779441"/></text:h>
      <text:p text:style-name="P3">Currently the following commands are implemented: (a detailed explaination follows)</text:p>
      <text:p text:style-name="Text_20_body"><text:span text:style-name="T17">Evaluating one or or more Expressions:</text:span><text:line-break/>&amp;eval $exp_1 <text:span text:style-name="T23">$exp_2 …</text:span></text:p>
      <text:p text:style-name="Text_20_body"><text:span text:style-name="T20">Setting a Value at the end of a Property Chain/Expression:</text:span><text:line-break/>&amp;setval $exp_set $exp_get1 <text:span text:style-name="T27">$exp_get2</text:span></text:p>
      <text:p text:style-name="Text_20_body"><text:span text:style-name="T15">Instantly teleporting an Object into another Space or near another Object:</text:span><text:span text:style-name="T14"><text:line-break/>&amp;warp $e</text:span><text:span text:style-name="T15">xp_object $exp_destination</text:span></text:p>
      <text:p text:style-name="Text_20_body"><text:span text:style-name="T15">Spawning a Ship for and generating a Report about it for Ship Modding Purposes:<text:line-break/>&amp;</text:span><text:span text:style-name="T14">checkship $macro_id_or_exp </text:span><text:span text:style-name="T28">crewskill.&lt;number&gt; paintcycletime.</text:span><text:span text:style-name="T29">&lt;</text:span><text:span text:style-name="T28">number</text:span><text:span text:style-name="T29">&gt;</text:span><text:span text:style-name="T14"> </text:span><text:span text:style-name="T24">ware.paintjob_#</text:span><text:span text:style-name="T25">1</text:span><text:span text:style-name="T24"> ware.paintjob_#</text:span><text:span text:style-name="T25">2</text:span><text:span text:style-name="T24"> ….</text:span></text:p>
      <text:p text:style-name="Text_20_body"><text:span text:style-name="T19">Destroying an arbitary Object </text:span><text:span text:style-name="T21">(requires additional confirmation; will attempt to bypass protections)</text:span><text:span text:style-name="T19">:</text:span><text:line-break/>&amp;destroy $exp_object <text:span text:style-name="T27">noexplosion</text:span></text:p>
      <text:p text:style-name="Text_20_body">Reading a Text from the Text DB<text:line-break/>&amp;readtext $Page_id $t_id <text:span text:style-name="T27">&lt;output_method&gt;</text:span></text:p>
      <text:p text:style-name="Text_20_body">Ingame Help Command (depracted):<text:line-break/>&amp;help <text:span text:style-name="T27">&lt;topic&gt;</text:span></text:p>
      <text:p text:style-name="Text_20_body"><text:span text:style-name="T14">Copying an existing Object (WiP; not working yet):<text:line-break/>&amp;copyobject </text:span><text:span text:style-name="T16">(unsure about Syntax)</text:span></text:p>
      <text:p text:style-name="Text_20_body">Print all UI events that happen to the Console (except 'Frame_Advanced' and 'chatwindow_opened'):<text:line-break/>&amp;watchui <text:span text:style-name="T27">&lt;stop&gt;</text:span></text:p>
      <text:p text:style-name="Text_20_body">Print all Events that happen for a certain Object (not all implemented yet; only complete if the watched object is the event.object):<text:line-break/>&amp;watch_event_object $exp_object<text:span text:style-name="T26">|stop</text:span></text:p>
      <text:p text:style-name="P2"><text:span text:style-name="T2">Enable/Disable</text:span><text:span text:style-name="T16"> additional internal Output:<text:line-break/>&amp;debugmode</text:span></text:p>
      <text:p text:style-name="P1"><text:span text:style-name="T22">Do certain Actions on Cues (can be used to force or re-start missions; be careful, can break stuff):</text:span><text:span text:style-name="T14"><text:line-break/>&amp;cue &lt;action&gt; $exp_cue </text:span><text:span text:style-name="T28">$exp_param</text:span></text:p>
      <text:p text:style-name="P1"><text:span text:style-name="T22">Unlock certain commands that are considered dangerous (description marked in red above):</text:span><text:span text:style-name="T14"><text:line-break/>&amp;unlock</text:span></text:p>
      <text:p text:style-name="P23"/>
      <text:p text:style-name="P1"><text:span text:style-name="T14">Color Explaination:<text:line-break/></text:span><text:span text:style-name="T22">Actions that can be dangerous to continuing use of Savegames (will mark the Player Characters name with a red # )<text:line-break/></text:span><text:span text:style-name="T28">Optional Parameter that can be omited if not needed</text:span><text:span text:style-name="T22"><text:line-break/></text:span><text:span text:style-name="T24">Optional Parameter that can be omited or repeated if wanted</text:span><text:span text:style-name="T14"><text:line-break/><text:line-break/><text:line-break/><text:line-break/><text:line-break/></text:span></text:p>
      <text:h text:style-name="P17" text:outline-level="1"><text:bookmark-start text:name="__RefHeading___Toc367_1114316121"/>Using scriptproperties.html locally (and some additions)<text:bookmark-end text:name="__RefHeading___Toc367_1114316121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Zekton" svg:font-family="Zekton" style:font-pitch="variable"/>
    <style:font-face style:name="Zekton Dots" svg:font-family="'Zekton Dot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Zekton" fo:font-family="Zekton" style:font-pitch="variable" fo:font-size="12pt" style:text-underline-style="none" fo:font-weight="normal" officeooo:rsid="00142239" style:font-size-asian="12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font-size="7pt" fo:font-weight="normal" officeooo:rsid="00163c57" style:font-size-asian="7pt" style:font-weight-asian="normal" style:font-size-complex="7pt" style:font-weight-complex="normal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_20__28_user_29_" style:display-name="Title (user)" style:family="paragraph" style:parent-style-name="Standard">
      <style:text-properties style:font-name="Zekton Dots" fo:font-family="'Zekton Dots'" style:font-pitch="variable" fo:font-size="40pt" style:text-underline-style="none" fo:font-weight="normal" officeooo:rsid="00130f54" style:font-size-asian="35pt" style:font-weight-asian="normal" style:font-size-complex="40pt" style:font-weight-complex="normal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Zekton Dots" fo:font-family="'Zekton Dots'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Zekton" fo:font-family="Zekton" style:font-pitch="variable" fo:font-size="16pt" fo:font-weight="bold" style:font-size-asian="14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Zekton" fo:font-family="Zekton" style:font-pitch="variable" fo:font-size="12pt" fo:font-weight="bold" style:font-size-asian="10.5pt" style:font-weight-asian="bold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8-23T06:19:00.339000000</meta:creation-date>
    <dc:date>2024-08-26T22:05:52.993000000</dc:date>
    <meta:editing-duration>PT1H</meta:editing-duration>
    <meta:editing-cycles>6</meta:editing-cycles>
    <meta:generator>LibreOffice/6.4.1.2$Windows_X86_64 LibreOffice_project/4d224e95b98b138af42a64d84056446d09082932</meta:generator>
    <meta:document-statistic meta:table-count="0" meta:image-count="0" meta:object-count="0" meta:page-count="8" meta:paragraph-count="91" meta:word-count="2132" meta:character-count="20098" meta:non-whitespace-character-count="17608"/>
  </office:meta>
</office:document-meta>
</file>